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6584" calcext:value-type="float">
            <text:p>74.7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22" calcext:value-type="float">
            <text:p>74.7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3056" calcext:value-type="float">
            <text:p>74.7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6312" calcext:value-type="float">
            <text:p>74.8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1488" calcext:value-type="float">
            <text:p>75.1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7416" calcext:value-type="float">
            <text:p>75.3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0608" calcext:value-type="float">
            <text:p>75.7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7496" calcext:value-type="float">
            <text:p>75.9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103</text:p>
          </table:table-cell>
          <table:table-cell office:value-type="string" calcext:value-type="string">
            <text:p>TWDB:1025103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